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Lat</text:p>
          </table:table-cell>
          <table:table-cell office:value-type="string">
            <text:p>Long</text:p>
          </table:table-cell>
          <table:table-cell office:value-type="string">
            <text:p>Driver_ID</text:p>
          </table:table-cell>
        </table:table-row>
        <table:table-row table:style-name="ro1">
          <table:table-cell office:value-type="string">
            <text:p>32-49-29</text:p>
          </table:table-cell>
          <table:table-cell office:value-type="string">
            <text:p>-96-52-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-45-13</text:p>
          </table:table-cell>
          <table:table-cell office:value-type="string">
            <text:p>-97-19-5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32-59-11</text:p>
          </table:table-cell>
          <table:table-cell office:value-type="string">
            <text:p>-97-09-2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32-57-24.08</text:p>
          </table:table-cell>
          <table:table-cell office:value-type="string">
            <text:p>-97-03-49.8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32-52-50.18</text:p>
          </table:table-cell>
          <table:table-cell office:value-type="string">
            <text:p>-97-11-15.5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2-52-32.3</text:p>
          </table:table-cell>
          <table:table-cell office:value-type="string">
            <text:p>-97-18-57.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3-11-19.1</text:p>
          </table:table-cell>
          <table:table-cell office:value-type="string">
            <text:p>-96-53-14.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2-46-08</text:p>
          </table:table-cell>
          <table:table-cell office:value-type="string">
            <text:p>-96-51-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2-59-31.7</text:p>
          </table:table-cell>
          <table:table-cell office:value-type="string">
            <text:p>-97-15-50.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2-55-54</text:p>
          </table:table-cell>
          <table:table-cell office:value-type="string">
            <text:p>-97-19-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2-50-23</text:p>
          </table:table-cell>
          <table:table-cell office:value-type="string">
            <text:p>-97-11-2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2-37-46</text:p>
          </table:table-cell>
          <table:table-cell office:value-type="string">
            <text:p>-97-10-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2-58-40.5</text:p>
          </table:table-cell>
          <table:table-cell office:value-type="string">
            <text:p>-96-42-58.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2-53-20</text:p>
          </table:table-cell>
          <table:table-cell office:value-type="string">
            <text:p>-96-26-3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2-56-19.43</text:p>
          </table:table-cell>
          <table:table-cell office:value-type="string">
            <text:p>-96-49-11.5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2-50-22</text:p>
          </table:table-cell>
          <table:table-cell office:value-type="string">
            <text:p>-97-14-3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2-50-27</text:p>
          </table:table-cell>
          <table:table-cell office:value-type="string">
            <text:p>-97-20-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2-44-20</text:p>
          </table:table-cell>
          <table:table-cell office:value-type="string">
            <text:p>-97-19-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2-44-21</text:p>
          </table:table-cell>
          <table:table-cell office:value-type="string">
            <text:p>-97-21-5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2-41-41</text:p>
          </table:table-cell>
          <table:table-cell office:value-type="string">
            <text:p>-97-21-1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2-36-00.73</text:p>
          </table:table-cell>
          <table:table-cell office:value-type="string">
            <text:p>-97-08-47.3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2-52-08.7</text:p>
          </table:table-cell>
          <table:table-cell office:value-type="string">
            <text:p>-97-15-48.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3-05-03</text:p>
          </table:table-cell>
          <table:table-cell office:value-type="string">
            <text:p>-96-53-0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3-02-34</text:p>
          </table:table-cell>
          <table:table-cell office:value-type="string">
            <text:p>-97-07-2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2-49-05.0</text:p>
          </table:table-cell>
          <table:table-cell office:value-type="string">
            <text:p>-97-24-51.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2-46-44</text:p>
          </table:table-cell>
          <table:table-cell office:value-type="string">
            <text:p>-97-23-3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32-47-25</text:p>
          </table:table-cell>
          <table:table-cell office:value-type="string">
            <text:p>-97-17-3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32-45-13</text:p>
          </table:table-cell>
          <table:table-cell office:value-type="string">
            <text:p>-97-19-3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2-45-13</text:p>
          </table:table-cell>
          <table:table-cell office:value-type="string">
            <text:p>-97-20-0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2-42-17</text:p>
          </table:table-cell>
          <table:table-cell office:value-type="string">
            <text:p>-97-19-3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2-36-25</text:p>
          </table:table-cell>
          <table:table-cell office:value-type="string">
            <text:p>-97-04-5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33-13-03.9</text:p>
          </table:table-cell>
          <table:table-cell office:value-type="string">
            <text:p>-96-38-01.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3-10-30.2</text:p>
          </table:table-cell>
          <table:table-cell office:value-type="string">
            <text:p>-96-46-21.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3-03-28</text:p>
          </table:table-cell>
          <table:table-cell office:value-type="string">
            <text:p>-97-10-0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3-00-13</text:p>
          </table:table-cell>
          <table:table-cell office:value-type="string">
            <text:p>-97-13-2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2-48-35</text:p>
          </table:table-cell>
          <table:table-cell office:value-type="string">
            <text:p>-97-21-0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32-46-45</text:p>
          </table:table-cell>
          <table:table-cell office:value-type="string">
            <text:p>-97-20-1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2-47-56</text:p>
          </table:table-cell>
          <table:table-cell office:value-type="string">
            <text:p>-97-19-2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2-48-05</text:p>
          </table:table-cell>
          <table:table-cell office:value-type="string">
            <text:p>-97-13-2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2-44-54.7</text:p>
          </table:table-cell>
          <table:table-cell office:value-type="string">
            <text:p>-97-17-38.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2-43-30</text:p>
          </table:table-cell>
          <table:table-cell office:value-type="string">
            <text:p>-97-17-4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2-53-03</text:p>
          </table:table-cell>
          <table:table-cell office:value-type="string">
            <text:p>-97-13-1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2-54-45.45</text:p>
          </table:table-cell>
          <table:table-cell office:value-type="string">
            <text:p>-97-11-21.6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32-58-18.65</text:p>
          </table:table-cell>
          <table:table-cell office:value-type="string">
            <text:p>-97-09-22.1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2-34-19.63</text:p>
          </table:table-cell>
          <table:table-cell office:value-type="string">
            <text:p>-97-05-16.8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2-33-09.65</text:p>
          </table:table-cell>
          <table:table-cell office:value-type="string">
            <text:p>-97-07-05.2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3-12-04</text:p>
          </table:table-cell>
          <table:table-cell office:value-type="string">
            <text:p>-96-48-1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2-40-25</text:p>
          </table:table-cell>
          <table:table-cell office:value-type="string">
            <text:p>-96-41-4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2-46-12</text:p>
          </table:table-cell>
          <table:table-cell office:value-type="string">
            <text:p>-97-13-1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2-59-37.6</text:p>
          </table:table-cell>
          <table:table-cell office:value-type="string">
            <text:p>-97-11-36.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33-02-55</text:p>
          </table:table-cell>
          <table:table-cell office:value-type="string">
            <text:p>-97-16-1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32-44-20.04</text:p>
          </table:table-cell>
          <table:table-cell office:value-type="string">
            <text:p>-97-05-29.7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32-52-44</text:p>
          </table:table-cell>
          <table:table-cell office:value-type="string">
            <text:p>-97-11-1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32-36-30.8</text:p>
          </table:table-cell>
          <table:table-cell office:value-type="string">
            <text:p>-97-21-12.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32-40-05.10</text:p>
          </table:table-cell>
          <table:table-cell office:value-type="string">
            <text:p>-97-21-12.6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32-58-04</text:p>
          </table:table-cell>
          <table:table-cell office:value-type="string">
            <text:p>-96-49-0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32-33-31</text:p>
          </table:table-cell>
          <table:table-cell office:value-type="string">
            <text:p>-97-19-0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33-55-4</text:p>
          </table:table-cell>
          <table:table-cell office:value-type="string">
            <text:p>-98-29-4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32-48-14</text:p>
          </table:table-cell>
          <table:table-cell office:value-type="string">
            <text:p>-96-47-4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32-25-17.3</text:p>
          </table:table-cell>
          <table:table-cell office:value-type="string">
            <text:p>-96-51-08.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34-0-3</text:p>
          </table:table-cell>
          <table:table-cell office:value-type="string">
            <text:p>-98-32-4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32-55-29</text:p>
          </table:table-cell>
          <table:table-cell office:value-type="string">
            <text:p>-96-48-2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32-56-47.3</text:p>
          </table:table-cell>
          <table:table-cell office:value-type="string">
            <text:p>-96-50-06.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32-52-48</text:p>
          </table:table-cell>
          <table:table-cell office:value-type="string">
            <text:p>-97-23-2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32-38-41.2</text:p>
          </table:table-cell>
          <table:table-cell office:value-type="string">
            <text:p>-97-04-25.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32-57-03</text:p>
          </table:table-cell>
          <table:table-cell office:value-type="string">
            <text:p>-96-48-0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32-47-11</text:p>
          </table:table-cell>
          <table:table-cell office:value-type="string">
            <text:p>-96-46-2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33-06-40.98</text:p>
          </table:table-cell>
          <table:table-cell office:value-type="string">
            <text:p>-96-48-51.8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32-39-20</text:p>
          </table:table-cell>
          <table:table-cell office:value-type="string">
            <text:p>-97-07-4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32-40-26</text:p>
          </table:table-cell>
          <table:table-cell office:value-type="string">
            <text:p>-97-25-0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32-53-59</text:p>
          </table:table-cell>
          <table:table-cell office:value-type="string">
            <text:p>-96-46-1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32-44-16</text:p>
          </table:table-cell>
          <table:table-cell office:value-type="string">
            <text:p>-97-27-5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32-37-17</text:p>
          </table:table-cell>
          <table:table-cell office:value-type="string">
            <text:p>-97-7-53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32-32-39.45</text:p>
          </table:table-cell>
          <table:table-cell office:value-type="string">
            <text:p>-97-08-25.9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33-57-01.9</text:p>
          </table:table-cell>
          <table:table-cell office:value-type="string">
            <text:p>-98-32-43.11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33-54-00</text:p>
          </table:table-cell>
          <table:table-cell office:value-type="string">
            <text:p>-98-27-24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32-55-33</text:p>
          </table:table-cell>
          <table:table-cell office:value-type="string">
            <text:p>-96-47-37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32-57-24</text:p>
          </table:table-cell>
          <table:table-cell office:value-type="string">
            <text:p>-96-41-57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32-47-47</text:p>
          </table:table-cell>
          <table:table-cell office:value-type="string">
            <text:p>-96-47-22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32-55-27</text:p>
          </table:table-cell>
          <table:table-cell office:value-type="string">
            <text:p>-96-27-3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32-46-07</text:p>
          </table:table-cell>
          <table:table-cell office:value-type="string">
            <text:p>-96-35-08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32-44-43</text:p>
          </table:table-cell>
          <table:table-cell office:value-type="string">
            <text:p>-96-18-15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32-35-4</text:p>
          </table:table-cell>
          <table:table-cell office:value-type="string">
            <text:p>-96-56-3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32-34-10</text:p>
          </table:table-cell>
          <table:table-cell office:value-type="string">
            <text:p>-96-49-12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32-35-21</text:p>
          </table:table-cell>
          <table:table-cell office:value-type="string">
            <text:p>-96-58-1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32-41-45.92</text:p>
          </table:table-cell>
          <table:table-cell office:value-type="string">
            <text:p>-96-56-03.58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32-50-24</text:p>
          </table:table-cell>
          <table:table-cell office:value-type="string">
            <text:p>-96-44-45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32-38-54</text:p>
          </table:table-cell>
          <table:table-cell office:value-type="string">
            <text:p>-97-21-06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31-36-41</text:p>
          </table:table-cell>
          <table:table-cell office:value-type="string">
            <text:p>-97-06-3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31-31-34.1</text:p>
          </table:table-cell>
          <table:table-cell office:value-type="string">
            <text:p>-97-07-52.9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32-34-49</text:p>
          </table:table-cell>
          <table:table-cell office:value-type="string">
            <text:p>-97-21-28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32-51-45</text:p>
          </table:table-cell>
          <table:table-cell office:value-type="string">
            <text:p>-97-25-3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31-33-2</text:p>
          </table:table-cell>
          <table:table-cell office:value-type="string">
            <text:p>-97-7-49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32-42-55.19</text:p>
          </table:table-cell>
          <table:table-cell office:value-type="string">
            <text:p>-97-06-25.8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32-41-35.33</text:p>
          </table:table-cell>
          <table:table-cell office:value-type="string">
            <text:p>-97-00-24.39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33-52-1</text:p>
          </table:table-cell>
          <table:table-cell office:value-type="string">
            <text:p>-98-27-5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32-58-08</text:p>
          </table:table-cell>
          <table:table-cell office:value-type="string">
            <text:p>-96-20-32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32-45-45</text:p>
          </table:table-cell>
          <table:table-cell office:value-type="string">
            <text:p>-96-38-04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32-43-02</text:p>
          </table:table-cell>
          <table:table-cell office:value-type="string">
            <text:p>-96-24-36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32-31-30</text:p>
          </table:table-cell>
          <table:table-cell office:value-type="string">
            <text:p>-96-49-3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32-42-43</text:p>
          </table:table-cell>
          <table:table-cell office:value-type="string">
            <text:p>-96-40-49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32-35-3</text:p>
          </table:table-cell>
          <table:table-cell office:value-type="string">
            <text:p>-96-53-4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32-36-15</text:p>
          </table:table-cell>
          <table:table-cell office:value-type="string">
            <text:p>-96-45-59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32-33-18</text:p>
          </table:table-cell>
          <table:table-cell office:value-type="string">
            <text:p>-96-59-33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33-09-05</text:p>
          </table:table-cell>
          <table:table-cell office:value-type="string">
            <text:p>-96-33-3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32-35-15</text:p>
          </table:table-cell>
          <table:table-cell office:value-type="string">
            <text:p>-96-51-28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32-55-57.35</text:p>
          </table:table-cell>
          <table:table-cell office:value-type="string">
            <text:p>-96-44-37.12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32-48-18</text:p>
          </table:table-cell>
          <table:table-cell office:value-type="string">
            <text:p>-96-47-18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32-57-50.40</text:p>
          </table:table-cell>
          <table:table-cell office:value-type="string">
            <text:p>-96-47-19.56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32-57-24.94</text:p>
          </table:table-cell>
          <table:table-cell office:value-type="string">
            <text:p>-96-45-49.2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32-51-53</text:p>
          </table:table-cell>
          <table:table-cell office:value-type="string">
            <text:p>-97-14-17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32-50-07</text:p>
          </table:table-cell>
          <table:table-cell office:value-type="string">
            <text:p>-97-02-21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32-45-45</text:p>
          </table:table-cell>
          <table:table-cell office:value-type="string">
            <text:p>-97-28-4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32-41-45</text:p>
          </table:table-cell>
          <table:table-cell office:value-type="string">
            <text:p>-97-24-59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32-41-03</text:p>
          </table:table-cell>
          <table:table-cell office:value-type="string">
            <text:p>-97-23-33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32-39-00</text:p>
          </table:table-cell>
          <table:table-cell office:value-type="string">
            <text:p>-97-17-05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32-38-29</text:p>
          </table:table-cell>
          <table:table-cell office:value-type="string">
            <text:p>-97-23-41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32-36-42</text:p>
          </table:table-cell>
          <table:table-cell office:value-type="string">
            <text:p>-97-13-32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32-20-36</text:p>
          </table:table-cell>
          <table:table-cell office:value-type="string">
            <text:p>-97-23-1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32-31-1</text:p>
          </table:table-cell>
          <table:table-cell office:value-type="string">
            <text:p>-97-7-57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32-32-24</text:p>
          </table:table-cell>
          <table:table-cell office:value-type="string">
            <text:p>-97-12-5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31-27-55.5</text:p>
          </table:table-cell>
          <table:table-cell office:value-type="string">
            <text:p>-97-11-17.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32-25-59</text:p>
          </table:table-cell>
          <table:table-cell office:value-type="string">
            <text:p>-97-45-27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32-23-31</text:p>
          </table:table-cell>
          <table:table-cell office:value-type="string">
            <text:p>-97-39-54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32-51-02.6</text:p>
          </table:table-cell>
          <table:table-cell office:value-type="string">
            <text:p>-97-45-45.9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32-48-37.7</text:p>
          </table:table-cell>
          <table:table-cell office:value-type="string">
            <text:p>-97-26-12.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32-42-20.0</text:p>
          </table:table-cell>
          <table:table-cell office:value-type="string">
            <text:p>-97-21-36.6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32-43-30.2</text:p>
          </table:table-cell>
          <table:table-cell office:value-type="string">
            <text:p>-97-20-41.2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32-36-30.8</text:p>
          </table:table-cell>
          <table:table-cell office:value-type="string">
            <text:p>-97-21-12.7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32-40-05.10</text:p>
          </table:table-cell>
          <table:table-cell office:value-type="string">
            <text:p>-97-21-12.6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32-36-17.13</text:p>
          </table:table-cell>
          <table:table-cell office:value-type="string">
            <text:p>-97-11-12.77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32-31-22.25</text:p>
          </table:table-cell>
          <table:table-cell office:value-type="string">
            <text:p>-97-15-55.12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32-43-06.09</text:p>
          </table:table-cell>
          <table:table-cell office:value-type="string">
            <text:p>-97-26-55.47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32-50-52.44</text:p>
          </table:table-cell>
          <table:table-cell office:value-type="string">
            <text:p>-97-16-30.73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32-40-59.98</text:p>
          </table:table-cell>
          <table:table-cell office:value-type="string">
            <text:p>-97-22-20.45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33-54-13</text:p>
          </table:table-cell>
          <table:table-cell office:value-type="string">
            <text:p>-98-31-51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32-17-31</text:p>
          </table:table-cell>
          <table:table-cell office:value-type="string">
            <text:p>-95-18-15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32-31-43</text:p>
          </table:table-cell>
          <table:table-cell office:value-type="string">
            <text:p>-94-46-45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33-10-59</text:p>
          </table:table-cell>
          <table:table-cell office:value-type="string">
            <text:p>-96-38-2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33-09-18</text:p>
          </table:table-cell>
          <table:table-cell office:value-type="string">
            <text:p>-96-07-57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32-56-24.8</text:p>
          </table:table-cell>
          <table:table-cell office:value-type="string">
            <text:p>-96-46-09.4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32-46-44.9</text:p>
          </table:table-cell>
          <table:table-cell office:value-type="string">
            <text:p>-96-53-04.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32-43-39</text:p>
          </table:table-cell>
          <table:table-cell office:value-type="string">
            <text:p>-96-48-17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32-46-34</text:p>
          </table:table-cell>
          <table:table-cell office:value-type="string">
            <text:p>-96-30-52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33-21-32</text:p>
          </table:table-cell>
          <table:table-cell office:value-type="string">
            <text:p>-96-40-2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33-20-42</text:p>
          </table:table-cell>
          <table:table-cell office:value-type="string">
            <text:p>-96-33-3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32-33-34.7</text:p>
          </table:table-cell>
          <table:table-cell office:value-type="string">
            <text:p>-96-53-32.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32-42-15</text:p>
          </table:table-cell>
          <table:table-cell office:value-type="string">
            <text:p>-96-33-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32-41-01</text:p>
          </table:table-cell>
          <table:table-cell office:value-type="string">
            <text:p>-96-37-1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32-43-11</text:p>
          </table:table-cell>
          <table:table-cell office:value-type="string">
            <text:p>-96-49-4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32-42-45.1</text:p>
          </table:table-cell>
          <table:table-cell office:value-type="string">
            <text:p>-96-55-07.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32-38-50</text:p>
          </table:table-cell>
          <table:table-cell office:value-type="string">
            <text:p>-96-51-2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32-40-24</text:p>
          </table:table-cell>
          <table:table-cell office:value-type="string">
            <text:p>-96-49-23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32-41-06</text:p>
          </table:table-cell>
          <table:table-cell office:value-type="string">
            <text:p>-96-47-22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32-42-01</text:p>
          </table:table-cell>
          <table:table-cell office:value-type="string">
            <text:p>-96-45-19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32-36-32</text:p>
          </table:table-cell>
          <table:table-cell office:value-type="string">
            <text:p>-96-51-26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32-54-57.5</text:p>
          </table:table-cell>
          <table:table-cell office:value-type="string">
            <text:p>-96-14-27.9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32-32-40.6</text:p>
          </table:table-cell>
          <table:table-cell office:value-type="string">
            <text:p>-96-45-55.2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33-07-42.0</text:p>
          </table:table-cell>
          <table:table-cell office:value-type="string">
            <text:p>-96-51-39.3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33-11-59.83</text:p>
          </table:table-cell>
          <table:table-cell office:value-type="string">
            <text:p>-96-38-24.21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33-17-12.49</text:p>
          </table:table-cell>
          <table:table-cell office:value-type="string">
            <text:p>-96-45-42.6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32-58-56.56</text:p>
          </table:table-cell>
          <table:table-cell office:value-type="string">
            <text:p>-96-48-11.46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33-13-00.0</text:p>
          </table:table-cell>
          <table:table-cell office:value-type="string">
            <text:p>-96-39-57.6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33-13-14.1</text:p>
          </table:table-cell>
          <table:table-cell office:value-type="string">
            <text:p>-96-42-59.4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32-46-54</text:p>
          </table:table-cell>
          <table:table-cell office:value-type="string">
            <text:p>-96-47-02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33-10-13.20</text:p>
          </table:table-cell>
          <table:table-cell office:value-type="string">
            <text:p>-96-40-23.18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32-53-07.80</text:p>
          </table:table-cell>
          <table:table-cell office:value-type="string">
            <text:p>-96-51-55.64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32-54-05.28</text:p>
          </table:table-cell>
          <table:table-cell office:value-type="string">
            <text:p>-96-50-04.64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33-07-51</text:p>
          </table:table-cell>
          <table:table-cell office:value-type="string">
            <text:p>-97-02-54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32-49-29.4</text:p>
          </table:table-cell>
          <table:table-cell office:value-type="string">
            <text:p>-97-09-50.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33-02-11</text:p>
          </table:table-cell>
          <table:table-cell office:value-type="string">
            <text:p>-97-22-38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32-58-08</text:p>
          </table:table-cell>
          <table:table-cell office:value-type="string">
            <text:p>-97-24-35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32-54-10.5</text:p>
          </table:table-cell>
          <table:table-cell office:value-type="string">
            <text:p>-97-13-04.9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32-54-28</text:p>
          </table:table-cell>
          <table:table-cell office:value-type="string">
            <text:p>-97-27-58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string">
            <text:p>32-49-40</text:p>
          </table:table-cell>
          <table:table-cell office:value-type="string">
            <text:p>-97-13-19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32-49-46</text:p>
          </table:table-cell>
          <table:table-cell office:value-type="string">
            <text:p>-97-15-59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32-47-55</text:p>
          </table:table-cell>
          <table:table-cell office:value-type="string">
            <text:p>-97-15-22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32-43-10</text:p>
          </table:table-cell>
          <table:table-cell office:value-type="string">
            <text:p>-97-32-04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32-41-23</text:p>
          </table:table-cell>
          <table:table-cell office:value-type="string">
            <text:p>-97-27-54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32-40-08</text:p>
          </table:table-cell>
          <table:table-cell office:value-type="string">
            <text:p>-97-13-4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32-40-27</text:p>
          </table:table-cell>
          <table:table-cell office:value-type="string">
            <text:p>-97-19-1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32-37-36</text:p>
          </table:table-cell>
          <table:table-cell office:value-type="string">
            <text:p>-97-30-28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32-30-32</text:p>
          </table:table-cell>
          <table:table-cell office:value-type="string">
            <text:p>-97-20-43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32-27-39</text:p>
          </table:table-cell>
          <table:table-cell office:value-type="string">
            <text:p>-97-23-02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32-23-48</text:p>
          </table:table-cell>
          <table:table-cell office:value-type="string">
            <text:p>-97-23-08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32-23-33</text:p>
          </table:table-cell>
          <table:table-cell office:value-type="string">
            <text:p>-97-19-31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32-23-25</text:p>
          </table:table-cell>
          <table:table-cell office:value-type="string">
            <text:p>-96-50-59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31-29-34</text:p>
          </table:table-cell>
          <table:table-cell office:value-type="string">
            <text:p>-97-14-22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32-47-01</text:p>
          </table:table-cell>
          <table:table-cell office:value-type="string">
            <text:p>-97-33-09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32-47-12</text:p>
          </table:table-cell>
          <table:table-cell office:value-type="string">
            <text:p>-97-38-1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32-47-58</text:p>
          </table:table-cell>
          <table:table-cell office:value-type="string">
            <text:p>-97-48-11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32-43-08</text:p>
          </table:table-cell>
          <table:table-cell office:value-type="string">
            <text:p>-97-46-59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31-33-47.5</text:p>
          </table:table-cell>
          <table:table-cell office:value-type="string">
            <text:p>-97-10-54.2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31-39-18.6</text:p>
          </table:table-cell>
          <table:table-cell office:value-type="string">
            <text:p>-96-59-40.5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32-30-41.06</text:p>
          </table:table-cell>
          <table:table-cell office:value-type="string">
            <text:p>-97-45-10.61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33-15-59.7</text:p>
          </table:table-cell>
          <table:table-cell office:value-type="string">
            <text:p>-97-14-02.4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32-59-46.3</text:p>
          </table:table-cell>
          <table:table-cell office:value-type="string">
            <text:p>-97-30-00.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32-55-33.7</text:p>
          </table:table-cell>
          <table:table-cell office:value-type="string">
            <text:p>-97-09-19.6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string">
            <text:p>32-42-35.92</text:p>
          </table:table-cell>
          <table:table-cell office:value-type="string">
            <text:p>-97-23-18.36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string">
            <text:p>32-38-03.08</text:p>
          </table:table-cell>
          <table:table-cell office:value-type="string">
            <text:p>-97-22-06.81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32-34-34.65</text:p>
          </table:table-cell>
          <table:table-cell office:value-type="string">
            <text:p>-97-11-49.29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string">
            <text:p>32-39-02.49</text:p>
          </table:table-cell>
          <table:table-cell office:value-type="string">
            <text:p>-97-22-37.64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32-24-21.7</text:p>
          </table:table-cell>
          <table:table-cell office:value-type="string">
            <text:p>-96-49-42.5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32-39-26.91</text:p>
          </table:table-cell>
          <table:table-cell office:value-type="string">
            <text:p>-97-25-32.66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32-35-06.18</text:p>
          </table:table-cell>
          <table:table-cell office:value-type="string">
            <text:p>-97-03-51.93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32-52-00.25</text:p>
          </table:table-cell>
          <table:table-cell office:value-type="string">
            <text:p>-97-09-05.9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32-51-23.37</text:p>
          </table:table-cell>
          <table:table-cell office:value-type="string">
            <text:p>-97-04-55.26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string">
            <text:p>32-55-14.7</text:p>
          </table:table-cell>
          <table:table-cell office:value-type="string">
            <text:p>-98-04-32.9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string">
            <text:p>33-51-57</text:p>
          </table:table-cell>
          <table:table-cell office:value-type="string">
            <text:p>-98-32-00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33-53-19</text:p>
          </table:table-cell>
          <table:table-cell office:value-type="string">
            <text:p>-98-33-26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33-53-4</text:p>
          </table:table-cell>
          <table:table-cell office:value-type="string">
            <text:p>-98-29-35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string">
            <text:p>33-15-42</text:p>
          </table:table-cell>
          <table:table-cell office:value-type="string">
            <text:p>-94-49-38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string">
            <text:p>32-19-35.53</text:p>
          </table:table-cell>
          <table:table-cell office:value-type="string">
            <text:p>-95-17-53.57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32-30-44.5</text:p>
          </table:table-cell>
          <table:table-cell office:value-type="string">
            <text:p>-95-40-28.9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32-13-48</text:p>
          </table:table-cell>
          <table:table-cell office:value-type="string">
            <text:p>-95-13-33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string">
            <text:p>32-18-10</text:p>
          </table:table-cell>
          <table:table-cell office:value-type="string">
            <text:p>-95-20-29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32-18-32</text:p>
          </table:table-cell>
          <table:table-cell office:value-type="string">
            <text:p>-95-16-27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string">
            <text:p>32-29-49</text:p>
          </table:table-cell>
          <table:table-cell office:value-type="string">
            <text:p>-94-44-33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string">
            <text:p>33-14-07</text:p>
          </table:table-cell>
          <table:table-cell office:value-type="string">
            <text:p>-97-35-55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33-16-38</text:p>
          </table:table-cell>
          <table:table-cell office:value-type="string">
            <text:p>-96-35-59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33-10-50</text:p>
          </table:table-cell>
          <table:table-cell office:value-type="string">
            <text:p>-96-29-42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33-10-19</text:p>
          </table:table-cell>
          <table:table-cell office:value-type="string">
            <text:p>-96-23-04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33-06-44</text:p>
          </table:table-cell>
          <table:table-cell office:value-type="string">
            <text:p>-96-07-37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33-4-12</text:p>
          </table:table-cell>
          <table:table-cell office:value-type="string">
            <text:p>-96-6-40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33-8-24</text:p>
          </table:table-cell>
          <table:table-cell office:value-type="string">
            <text:p>-96-4-1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32-57-35</text:p>
          </table:table-cell>
          <table:table-cell office:value-type="string">
            <text:p>-96-26-00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32-52-28.3</text:p>
          </table:table-cell>
          <table:table-cell office:value-type="string">
            <text:p>-96-19-06.7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32-30-17</text:p>
          </table:table-cell>
          <table:table-cell office:value-type="string">
            <text:p>-96-40-15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32-25-35</text:p>
          </table:table-cell>
          <table:table-cell office:value-type="string">
            <text:p>-96-38-58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32-08-06</text:p>
          </table:table-cell>
          <table:table-cell office:value-type="string">
            <text:p>-96-28-05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32-0-24</text:p>
          </table:table-cell>
          <table:table-cell office:value-type="string">
            <text:p>-96-25-5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32-3-21</text:p>
          </table:table-cell>
          <table:table-cell office:value-type="string">
            <text:p>-96-29-48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33-20-6</text:p>
          </table:table-cell>
          <table:table-cell office:value-type="string">
            <text:p>-96-46-55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33-21-46</text:p>
          </table:table-cell>
          <table:table-cell office:value-type="string">
            <text:p>-96-27-34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32-30-11</text:p>
          </table:table-cell>
          <table:table-cell office:value-type="string">
            <text:p>-96-54-32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32-19-05</text:p>
          </table:table-cell>
          <table:table-cell office:value-type="string">
            <text:p>-96-37-17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32-21-26</text:p>
          </table:table-cell>
          <table:table-cell office:value-type="string">
            <text:p>-96-06-14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32-38-30</text:p>
          </table:table-cell>
          <table:table-cell office:value-type="string">
            <text:p>-96-27-09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32-14-48</text:p>
          </table:table-cell>
          <table:table-cell office:value-type="string">
            <text:p>-96-30-11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32-49-04</text:p>
          </table:table-cell>
          <table:table-cell office:value-type="string">
            <text:p>-96-23-26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32-19-46.4</text:p>
          </table:table-cell>
          <table:table-cell office:value-type="string">
            <text:p>-96-08-51.9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32-16-48.8</text:p>
          </table:table-cell>
          <table:table-cell office:value-type="string">
            <text:p>-96-06-45.8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33-05-50.1</text:p>
          </table:table-cell>
          <table:table-cell office:value-type="string">
            <text:p>-96-29-51.6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32-14-10.0</text:p>
          </table:table-cell>
          <table:table-cell office:value-type="string">
            <text:p>-96-03-39.1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32-35-12.7</text:p>
          </table:table-cell>
          <table:table-cell office:value-type="string">
            <text:p>-96-30-33.1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32-06-52.8</text:p>
          </table:table-cell>
          <table:table-cell office:value-type="string">
            <text:p>-96-29-40.9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32-20-20.0</text:p>
          </table:table-cell>
          <table:table-cell office:value-type="string">
            <text:p>-96-38-16.1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32-44-27.18</text:p>
          </table:table-cell>
          <table:table-cell office:value-type="string">
            <text:p>-96-41-50.8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33-22-10.1</text:p>
          </table:table-cell>
          <table:table-cell office:value-type="string">
            <text:p>-97-11-09.8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33-14-49</text:p>
          </table:table-cell>
          <table:table-cell office:value-type="string">
            <text:p>-97-20-22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33-13-22</text:p>
          </table:table-cell>
          <table:table-cell office:value-type="string">
            <text:p>-96-58-11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33-03-27</text:p>
          </table:table-cell>
          <table:table-cell office:value-type="string">
            <text:p>-97-27-56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32-53-51</text:p>
          </table:table-cell>
          <table:table-cell office:value-type="string">
            <text:p>-97-09-41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32-51-26</text:p>
          </table:table-cell>
          <table:table-cell office:value-type="string">
            <text:p>-97-30-48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32-49-49</text:p>
          </table:table-cell>
          <table:table-cell office:value-type="string">
            <text:p>-97-28-5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32-43-50</text:p>
          </table:table-cell>
          <table:table-cell office:value-type="string">
            <text:p>-97-13-19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32-32-07</text:p>
          </table:table-cell>
          <table:table-cell office:value-type="string">
            <text:p>-96-58-39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32-28-39</text:p>
          </table:table-cell>
          <table:table-cell office:value-type="string">
            <text:p>-96-57-11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32-30-09</text:p>
          </table:table-cell>
          <table:table-cell office:value-type="string">
            <text:p>-97-03-33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32-26-01</text:p>
          </table:table-cell>
          <table:table-cell office:value-type="string">
            <text:p>-97-07-50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32-18-19</text:p>
          </table:table-cell>
          <table:table-cell office:value-type="string">
            <text:p>-97-30-39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32-22-18</text:p>
          </table:table-cell>
          <table:table-cell office:value-type="string">
            <text:p>-97-12-18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32-21-41.8</text:p>
          </table:table-cell>
          <table:table-cell office:value-type="string">
            <text:p>-97-24-25.0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32-46-17</text:p>
          </table:table-cell>
          <table:table-cell office:value-type="string">
            <text:p>-97-42-53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32-45-20</text:p>
          </table:table-cell>
          <table:table-cell office:value-type="string">
            <text:p>-97-49-07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32-48-41</text:p>
          </table:table-cell>
          <table:table-cell office:value-type="string">
            <text:p>-98-06-12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32-33-22</text:p>
          </table:table-cell>
          <table:table-cell office:value-type="string">
            <text:p>-98-12-02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31-34-32</text:p>
          </table:table-cell>
          <table:table-cell office:value-type="string">
            <text:p>-97-4-11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33-04-59</text:p>
          </table:table-cell>
          <table:table-cell office:value-type="string">
            <text:p>-97-38-49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32-31-13</text:p>
          </table:table-cell>
          <table:table-cell office:value-type="string">
            <text:p>-97-38-19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32-21-10</text:p>
          </table:table-cell>
          <table:table-cell office:value-type="string">
            <text:p>-97-46-44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32-41-59</text:p>
          </table:table-cell>
          <table:table-cell office:value-type="string">
            <text:p>-97-37-18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32-28-47</text:p>
          </table:table-cell>
          <table:table-cell office:value-type="string">
            <text:p>-97-49-53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32-16-51</text:p>
          </table:table-cell>
          <table:table-cell office:value-type="string">
            <text:p>-97-36-13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32-32-12</text:p>
          </table:table-cell>
          <table:table-cell office:value-type="string">
            <text:p>-97-24-47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32-44-8</text:p>
          </table:table-cell>
          <table:table-cell office:value-type="string">
            <text:p>-97-40-17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32-46-12</text:p>
          </table:table-cell>
          <table:table-cell office:value-type="string">
            <text:p>-97-46-41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32-38-03.6</text:p>
          </table:table-cell>
          <table:table-cell office:value-type="string">
            <text:p>-97-42-26.5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32-39-17</text:p>
          </table:table-cell>
          <table:table-cell office:value-type="string">
            <text:p>-97-48-33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31-39-26</text:p>
          </table:table-cell>
          <table:table-cell office:value-type="string">
            <text:p>-97-19-20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32-47-36</text:p>
          </table:table-cell>
          <table:table-cell office:value-type="string">
            <text:p>-97-57-42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32-42-16</text:p>
          </table:table-cell>
          <table:table-cell office:value-type="string">
            <text:p>-97-56-30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32-38-59</text:p>
          </table:table-cell>
          <table:table-cell office:value-type="string">
            <text:p>-98-03-02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32-42-30</text:p>
          </table:table-cell>
          <table:table-cell office:value-type="string">
            <text:p>-98-06-13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33-08-38</text:p>
          </table:table-cell>
          <table:table-cell office:value-type="string">
            <text:p>-97-29-48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31-18-58</text:p>
          </table:table-cell>
          <table:table-cell office:value-type="string">
            <text:p>-97-22-05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32-26-09.1</text:p>
          </table:table-cell>
          <table:table-cell office:value-type="string">
            <text:p>-97-27-08.7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32-27-40.6</text:p>
          </table:table-cell>
          <table:table-cell office:value-type="string">
            <text:p>-97-31-31.8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33-04-48</text:p>
          </table:table-cell>
          <table:table-cell office:value-type="string">
            <text:p>-97-33-11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33-01-04.7</text:p>
          </table:table-cell>
          <table:table-cell office:value-type="string">
            <text:p>-97-33-28.2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31-07-12.14</text:p>
          </table:table-cell>
          <table:table-cell office:value-type="string">
            <text:p>-96-42-38.48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32-59-57.7</text:p>
          </table:table-cell>
          <table:table-cell office:value-type="string">
            <text:p>-97-37-11.8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33-42-19.3</text:p>
          </table:table-cell>
          <table:table-cell office:value-type="string">
            <text:p>-96-37-41.3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31-34-51.8</text:p>
          </table:table-cell>
          <table:table-cell office:value-type="string">
            <text:p>-97-07-36.3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31-48-32.8</text:p>
          </table:table-cell>
          <table:table-cell office:value-type="string">
            <text:p>-97-05-57.7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33-21-21</text:p>
          </table:table-cell>
          <table:table-cell office:value-type="string">
            <text:p>-97-41-12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33-32-53</text:p>
          </table:table-cell>
          <table:table-cell office:value-type="string">
            <text:p>-97-52-19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33-51-40</text:p>
          </table:table-cell>
          <table:table-cell office:value-type="string">
            <text:p>-98-35-17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34-5-28</text:p>
          </table:table-cell>
          <table:table-cell office:value-type="string">
            <text:p>-98-33-36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33-14-32</text:p>
          </table:table-cell>
          <table:table-cell office:value-type="string">
            <text:p>-95-55-23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32-29-26</text:p>
          </table:table-cell>
          <table:table-cell office:value-type="string">
            <text:p>-94-09-10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32-32-36</text:p>
          </table:table-cell>
          <table:table-cell office:value-type="string">
            <text:p>-94-20-47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32-32-41</text:p>
          </table:table-cell>
          <table:table-cell office:value-type="string">
            <text:p>-94-17-46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32-32-03</text:p>
          </table:table-cell>
          <table:table-cell office:value-type="string">
            <text:p>-94-14-28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32-29-38</text:p>
          </table:table-cell>
          <table:table-cell office:value-type="string">
            <text:p>-94-21-42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32-31-35</text:p>
          </table:table-cell>
          <table:table-cell office:value-type="string">
            <text:p>-94-23-43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32-28-27</text:p>
          </table:table-cell>
          <table:table-cell office:value-type="string">
            <text:p>-94-02-58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32-12-12</text:p>
          </table:table-cell>
          <table:table-cell office:value-type="string">
            <text:p>-95-50-57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32-19-18</text:p>
          </table:table-cell>
          <table:table-cell office:value-type="string">
            <text:p>-95-38-8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32-18-29</text:p>
          </table:table-cell>
          <table:table-cell office:value-type="string">
            <text:p>-95-28-26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32-31-08</text:p>
          </table:table-cell>
          <table:table-cell office:value-type="string">
            <text:p>-95-23-48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32-12-08</text:p>
          </table:table-cell>
          <table:table-cell office:value-type="string">
            <text:p>-95-27-37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32-21-15</text:p>
          </table:table-cell>
          <table:table-cell office:value-type="string">
            <text:p>-95-21-29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32-18-36</text:p>
          </table:table-cell>
          <table:table-cell office:value-type="string">
            <text:p>-95-13-34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32-24-24.5</text:p>
          </table:table-cell>
          <table:table-cell office:value-type="string">
            <text:p>-95-20-25.8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32-26-05</text:p>
          </table:table-cell>
          <table:table-cell office:value-type="string">
            <text:p>-95-11-45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32-15-10</text:p>
          </table:table-cell>
          <table:table-cell office:value-type="string">
            <text:p>-95-19-10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32-16-02</text:p>
          </table:table-cell>
          <table:table-cell office:value-type="string">
            <text:p>-95-15-11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32-9-11</text:p>
          </table:table-cell>
          <table:table-cell office:value-type="string">
            <text:p>-95-44-26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32-12-23</text:p>
          </table:table-cell>
          <table:table-cell office:value-type="string">
            <text:p>-95-22-13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32-14-32.6</text:p>
          </table:table-cell>
          <table:table-cell office:value-type="string">
            <text:p>-95-02-32.0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32-30-50</text:p>
          </table:table-cell>
          <table:table-cell office:value-type="string">
            <text:p>-94-49-36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32-27-02</text:p>
          </table:table-cell>
          <table:table-cell office:value-type="string">
            <text:p>-94-42-14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32-32-48.6</text:p>
          </table:table-cell>
          <table:table-cell office:value-type="string">
            <text:p>-94-56-29.5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32-26-43</text:p>
          </table:table-cell>
          <table:table-cell office:value-type="string">
            <text:p>-95-03-46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32-29-3</text:p>
          </table:table-cell>
          <table:table-cell office:value-type="string">
            <text:p>-94-40-59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32-19-57</text:p>
          </table:table-cell>
          <table:table-cell office:value-type="string">
            <text:p>-95-16-15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33-13-48</text:p>
          </table:table-cell>
          <table:table-cell office:value-type="string">
            <text:p>-97-45-45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32-20-06.2</text:p>
          </table:table-cell>
          <table:table-cell office:value-type="string">
            <text:p>-97-51-21.4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32-24-16.09</text:p>
          </table:table-cell>
          <table:table-cell office:value-type="string">
            <text:p>-97-49-01.14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32-23-39.61</text:p>
          </table:table-cell>
          <table:table-cell office:value-type="string">
            <text:p>-97-54-05.78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33-12-08.7</text:p>
          </table:table-cell>
          <table:table-cell office:value-type="string">
            <text:p>-97-49-42.3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32-45-11.4</text:p>
          </table:table-cell>
          <table:table-cell office:value-type="string">
            <text:p>-96-27-40.9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32-37-27.5</text:p>
          </table:table-cell>
          <table:table-cell office:value-type="string">
            <text:p>-95-59-45.9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32-33-23.5</text:p>
          </table:table-cell>
          <table:table-cell office:value-type="string">
            <text:p>-95-47-43.9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32-20-28</text:p>
          </table:table-cell>
          <table:table-cell office:value-type="string">
            <text:p>-96-43-48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32-27-36</text:p>
          </table:table-cell>
          <table:table-cell office:value-type="string">
            <text:p>-96-14-25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32-33-56</text:p>
          </table:table-cell>
          <table:table-cell office:value-type="string">
            <text:p>-96-18-3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32-38-19</text:p>
          </table:table-cell>
          <table:table-cell office:value-type="string">
            <text:p>-96-32-25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32-26-58</text:p>
          </table:table-cell>
          <table:table-cell office:value-type="string">
            <text:p>-97-16-25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32-27-37</text:p>
          </table:table-cell>
          <table:table-cell office:value-type="string">
            <text:p>-96-50-57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31-52-47</text:p>
          </table:table-cell>
          <table:table-cell office:value-type="string">
            <text:p>-97-05-32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31-35-19.3</text:p>
          </table:table-cell>
          <table:table-cell office:value-type="string">
            <text:p>-97-10-43.2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31-27-39</text:p>
          </table:table-cell>
          <table:table-cell office:value-type="string">
            <text:p>-97-06-43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32-14-59</text:p>
          </table:table-cell>
          <table:table-cell office:value-type="string">
            <text:p>-97-44-0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33-42-37.7</text:p>
          </table:table-cell>
          <table:table-cell office:value-type="string">
            <text:p>-96-39-53.8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31-33-37</text:p>
          </table:table-cell>
          <table:table-cell office:value-type="string">
            <text:p>-96-49-36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31-28-10</text:p>
          </table:table-cell>
          <table:table-cell office:value-type="string">
            <text:p>-96-55-16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32-25-17</text:p>
          </table:table-cell>
          <table:table-cell office:value-type="string">
            <text:p>-97-12-42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31-17-17</text:p>
          </table:table-cell>
          <table:table-cell office:value-type="string">
            <text:p>-96-53-36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31-34-06.54</text:p>
          </table:table-cell>
          <table:table-cell office:value-type="string">
            <text:p>-97-09-19.55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32-36-16.4</text:p>
          </table:table-cell>
          <table:table-cell office:value-type="string">
            <text:p>-98-06-50.4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33-45-00.48</text:p>
          </table:table-cell>
          <table:table-cell office:value-type="string">
            <text:p>-96-33-11.30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33-50-15</text:p>
          </table:table-cell>
          <table:table-cell office:value-type="string">
            <text:p>-98-30-54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33-28-14</text:p>
          </table:table-cell>
          <table:table-cell office:value-type="string">
            <text:p>-97-46-50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33-56-55</text:p>
          </table:table-cell>
          <table:table-cell office:value-type="string">
            <text:p>-98-40-22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33-59-26</text:p>
          </table:table-cell>
          <table:table-cell office:value-type="string">
            <text:p>-98-49-34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33-8-0</text:p>
          </table:table-cell>
          <table:table-cell office:value-type="string">
            <text:p>-95-56-44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string">
            <text:p>32-12-10</text:p>
          </table:table-cell>
          <table:table-cell office:value-type="string">
            <text:p>-96-0-11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32-31-18</text:p>
          </table:table-cell>
          <table:table-cell office:value-type="string">
            <text:p>-94-29-42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32-29-23</text:p>
          </table:table-cell>
          <table:table-cell office:value-type="string">
            <text:p>-94-28-10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string">
            <text:p>32-29-58.8</text:p>
          </table:table-cell>
          <table:table-cell office:value-type="string">
            <text:p>-94-16-01.7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32-34-18</text:p>
          </table:table-cell>
          <table:table-cell office:value-type="string">
            <text:p>-94-22-27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string">
            <text:p>32-15-35</text:p>
          </table:table-cell>
          <table:table-cell office:value-type="string">
            <text:p>-95-46-26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32-16-55</text:p>
          </table:table-cell>
          <table:table-cell office:value-type="string">
            <text:p>-95-57-33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32-27-44.5</text:p>
          </table:table-cell>
          <table:table-cell office:value-type="string">
            <text:p>-95-27-26.9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32-15-27</text:p>
          </table:table-cell>
          <table:table-cell office:value-type="string">
            <text:p>-95-23-22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32-21-16</text:p>
          </table:table-cell>
          <table:table-cell office:value-type="string">
            <text:p>-95-14-38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32-23-24</text:p>
          </table:table-cell>
          <table:table-cell office:value-type="string">
            <text:p>-95-16-36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32-21-03</text:p>
          </table:table-cell>
          <table:table-cell office:value-type="string">
            <text:p>-95-18-37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32-5-27</text:p>
          </table:table-cell>
          <table:table-cell office:value-type="string">
            <text:p>-95-37-24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string">
            <text:p>32-08-39</text:p>
          </table:table-cell>
          <table:table-cell office:value-type="string">
            <text:p>-95-20-0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32-17-22.75</text:p>
          </table:table-cell>
          <table:table-cell office:value-type="string">
            <text:p>-95-07-59.80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32-11-20.7</text:p>
          </table:table-cell>
          <table:table-cell office:value-type="string">
            <text:p>-94-57-03.7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string">
            <text:p>32-37-31</text:p>
          </table:table-cell>
          <table:table-cell office:value-type="string">
            <text:p>-94-43-46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32-25-59</text:p>
          </table:table-cell>
          <table:table-cell office:value-type="string">
            <text:p>-94-47-14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32-10-32.3</text:p>
          </table:table-cell>
          <table:table-cell office:value-type="string">
            <text:p>-95-53-29.2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32-17-23.9</text:p>
          </table:table-cell>
          <table:table-cell office:value-type="string">
            <text:p>-97-47-55.0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33-41-37</text:p>
          </table:table-cell>
          <table:table-cell office:value-type="string">
            <text:p>-97-30-21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33-39-03</text:p>
          </table:table-cell>
          <table:table-cell office:value-type="string">
            <text:p>-97-43-26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33-45-01</text:p>
          </table:table-cell>
          <table:table-cell office:value-type="string">
            <text:p>-97-36-0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33-47-19</text:p>
          </table:table-cell>
          <table:table-cell office:value-type="string">
            <text:p>-97-43-2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33-51-39</text:p>
          </table:table-cell>
          <table:table-cell office:value-type="string">
            <text:p>-97-38-2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33-48-40</text:p>
          </table:table-cell>
          <table:table-cell office:value-type="string">
            <text:p>-97-54-1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32-32-38.6</text:p>
          </table:table-cell>
          <table:table-cell office:value-type="string">
            <text:p>-98-17-36.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32-11-29.6</text:p>
          </table:table-cell>
          <table:table-cell office:value-type="string">
            <text:p>-97-49-58.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32-13-29.48</text:p>
          </table:table-cell>
          <table:table-cell office:value-type="string">
            <text:p>-97-46-57.9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32-40-06</text:p>
          </table:table-cell>
          <table:table-cell office:value-type="string">
            <text:p>-96-11-37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string">
            <text:p>32-05-25</text:p>
          </table:table-cell>
          <table:table-cell office:value-type="string">
            <text:p>-96-27-5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31-55-35</text:p>
          </table:table-cell>
          <table:table-cell office:value-type="string">
            <text:p>-96-25-3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32-36-29.68</text:p>
          </table:table-cell>
          <table:table-cell office:value-type="string">
            <text:p>-96-58-09.69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33-11-54</text:p>
          </table:table-cell>
          <table:table-cell office:value-type="string">
            <text:p>-97-06-24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32-15-06</text:p>
          </table:table-cell>
          <table:table-cell office:value-type="string">
            <text:p>-97-10-14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string">
            <text:p>32-08-53.6</text:p>
          </table:table-cell>
          <table:table-cell office:value-type="string">
            <text:p>-97-08-23.38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32-20-02</text:p>
          </table:table-cell>
          <table:table-cell office:value-type="string">
            <text:p>-96-51-37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32-11-52</text:p>
          </table:table-cell>
          <table:table-cell office:value-type="string">
            <text:p>-96-54-09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string">
            <text:p>32-05-55</text:p>
          </table:table-cell>
          <table:table-cell office:value-type="string">
            <text:p>-97-00-22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31-59-38</text:p>
          </table:table-cell>
          <table:table-cell office:value-type="string">
            <text:p>-97-05-35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string">
            <text:p>31-44-57</text:p>
          </table:table-cell>
          <table:table-cell office:value-type="string">
            <text:p>-97-06-12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31-24-42</text:p>
          </table:table-cell>
          <table:table-cell office:value-type="string">
            <text:p>-97-12-35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33-14-36</text:p>
          </table:table-cell>
          <table:table-cell office:value-type="string">
            <text:p>-97-31-37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string">
            <text:p>31-26-40</text:p>
          </table:table-cell>
          <table:table-cell office:value-type="string">
            <text:p>-97-23-37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string">
            <text:p>31-32-02.4</text:p>
          </table:table-cell>
          <table:table-cell office:value-type="string">
            <text:p>-97-10-55.3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string">
            <text:p>31-33-50.4</text:p>
          </table:table-cell>
          <table:table-cell office:value-type="string">
            <text:p>-97-28-50.0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string">
            <text:p>31-33-48.2</text:p>
          </table:table-cell>
          <table:table-cell office:value-type="string">
            <text:p>-97-15-39.9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string">
            <text:p>32-01-12</text:p>
          </table:table-cell>
          <table:table-cell office:value-type="string">
            <text:p>-97-08-16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string">
            <text:p>32-51-31</text:p>
          </table:table-cell>
          <table:table-cell office:value-type="string">
            <text:p>-97-38-04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string">
            <text:p>31-35-03.88</text:p>
          </table:table-cell>
          <table:table-cell office:value-type="string">
            <text:p>-97-22-49.85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string">
            <text:p>31-38-46.9</text:p>
          </table:table-cell>
          <table:table-cell office:value-type="string">
            <text:p>-97-06-01.4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string">
            <text:p>32-29-14</text:p>
          </table:table-cell>
          <table:table-cell office:value-type="string">
            <text:p>-95-32-49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string">
            <text:p>32-27-18</text:p>
          </table:table-cell>
          <table:table-cell office:value-type="string">
            <text:p>-95-17-05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string">
            <text:p>32-45-19</text:p>
          </table:table-cell>
          <table:table-cell office:value-type="string">
            <text:p>-97-03-02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string">
            <text:p>32-46-08.99</text:p>
          </table:table-cell>
          <table:table-cell office:value-type="string">
            <text:p>-96-51-23.04</text:p>
          </table:table-cell>
          <table:table-cell office:value-type="float" office:value="413">
            <text:p>4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6">07/06/2009</text:date>, <text:time>11:3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dc:date>2009-07-06T11:32:18</dc:date>
    <meta:editing-duration>PT00H01M59S</meta:editing-duration>
    <meta:editing-cycles>1</meta:editing-cycles>
    <meta:document-statistic meta:table-count="1" meta:cell-count="1242" meta:object-count="0"/>
  </office:meta>
</office:document-meta>
</file>